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31b" officeooo:paragraph-rsid="0018d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ving worked on the same kind of topic on three different instances, I am writing this article to provide newbies some knowledge on setting up Motor Control, using an Arduino and a Motor Driver.</text:p>
      <text:p text:style-name="P1"/>
      <text:p text:style-name="P1">Motor Driver:</text:p>
      <text:p text:style-name="P1">The motor driver I’ll be talking about is the L298N, which can be used to control two different motors, using the concept of a H-Bridge.</text:p>
      <text:p text:style-name="P1">It has an Integrated Circuit built on-board which facilitates a digital H-Bridge, and it runs on a supply of 5V.</text:p>
      <text:p text:style-name="P1">It has 6 pins, 3 each for a single motor, namely enA, in1, in2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4:12:23.265329125</meta:creation-date>
    <dc:date>2017-12-04T14:17:23.494451255</dc:date>
    <meta:editing-duration>PT5M6S</meta:editing-duration>
    <meta:editing-cycles>1</meta:editing-cycles>
    <meta:document-statistic meta:table-count="0" meta:image-count="0" meta:object-count="0" meta:page-count="1" meta:paragraph-count="5" meta:word-count="96" meta:character-count="523" meta:non-whitespace-character-count="432"/>
    <meta:generator>LibreOffice/5.1.6.2$Linux_X86_64 LibreOffice_project/10m0$Build-2</meta:generator>
  </office:meta>
</office:document-meta>
</file>